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map style:condition="cell-content()=1" style:apply-style-name="noir" style:base-cell-address="Feuille1.A1"/>
    </style:style>
    <style:style style:name="ce4" style:family="table-cell" style:parent-style-name="Default">
      <style:map style:condition="cell-content()=1" style:apply-style-name="noir" style:base-cell-address="Feuille1.A1"/>
      <style:map style:condition="cell-content()=2" style:apply-style-name="rouge" style:base-cell-address="Feuille1.A1"/>
      <style:map style:condition="cell-content()=3" style:apply-style-name="jaune" style:base-cell-address="Feuille1.A1"/>
      <style:map style:condition="cell-content()=4" style:apply-style-name="bleu" style:base-cell-address="Feuille1.A1"/>
      <style:map style:condition="cell-content()=5" style:apply-style-name="vert" style:base-cell-address="Feuille1.A1"/>
      <style:map style:condition="cell-content()=6" style:apply-style-name="violet" style:base-cell-address="Feuille1.A1"/>
      <style:map style:condition="cell-content()=7" style:apply-style-name="rose" style:base-cell-address="Feuille1.A1"/>
      <style:map style:condition="cell-content()=8" style:apply-style-name="marron" style:base-cell-address="Feuille1.A1"/>
      <style:map style:condition="cell-content()=9" style:apply-style-name="cyan" style:base-cell-address="Feuille1.A1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37" table:default-cell-style-name="ce6"/>
        <table:table-column table:style-name="co1" table:number-columns-repeated="436" table:default-cell-style-name="ce4"/>
        <table:table-column table:style-name="co1" table:number-columns-repeated="15682" table:default-cell-style-name="Default"/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22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22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22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22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22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22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22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22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22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98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2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35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33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8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5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2" office:value-type="float" office:value="1" calcext:value-type="float">
            <text:p>1</text:p>
          </table:table-cell>
          <table:table-cell table:number-columns-repeated="16118"/>
        </table:table-row>
        <table:table-row table:style-name="ro1">
          <table:table-cell table:number-columns-repeated="5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82" office:value-type="float" office:value="1" calcext:value-type="float">
            <text:p>1</text:p>
          </table:table-cell>
          <table:table-cell table:number-columns-repeated="16118"/>
        </table:table-row>
        <table:table-row table:style-name="ro1">
          <table:table-cell table:number-columns-repeated="5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82" office:value-type="float" office:value="1" calcext:value-type="float">
            <text:p>1</text:p>
          </table:table-cell>
          <table:table-cell table:number-columns-repeated="16118"/>
        </table:table-row>
        <table:table-row table:style-name="ro1">
          <table:table-cell table:number-columns-repeated="5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82" office:value-type="float" office:value="1" calcext:value-type="float">
            <text:p>1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1" calcext:value-type="float">
            <text:p>1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1" calcext:value-type="float">
            <text:p>1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1" calcext:value-type="float">
            <text:p>1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1" calcext:value-type="float">
            <text:p>1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1" calcext:value-type="float">
            <text:p>1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1" calcext:value-type="float">
            <text:p>1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1" calcext:value-type="float">
            <text:p>1</text:p>
          </table:table-cell>
          <table:table-cell table:number-columns-repeated="16118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 table:number-rows-repeated="50">
          <table:table-cell table:style-name="ce4" table:number-columns-repeated="237"/>
          <table:table-cell table:number-columns-repeated="16118"/>
        </table:table-row>
        <table:table-row table:style-name="ro2">
          <table:table-cell table:style-name="ce4" table:number-columns-repeated="237"/>
          <table:table-cell table:number-columns-repeated="16118"/>
        </table:table-row>
        <calcext:conditional-formats>
          <calcext:conditional-format calcext:target-range-address="Feuille1.ID56:Feuille1.IE69 Feuille1.A1:Feuille1.IC22 Feuille1.A41:Feuille1.IC69 Feuille1.A33:Feuille1.BU38 Feuille1.BV32:Feuille1.IC38 Feuille1.BV31:Feuille1.IC31 Feuille1.BS39:Feuille1.IC40 Feuille1.A39:Feuille1.BR40 Feuille1.A23:Feuille1.L32 Feuille1.M23:Feuille1.IC30 Feuille1.M31:Feuille1.BU32">
            <calcext:condition calcext:apply-style-name="noir" calcext:value="=1" calcext:base-cell-address="Feuille1.A1"/>
          </calcext:conditional-format>
          <calcext:conditional-format calcext:target-range-address="Feuille1.A1:Feuille1.YW22 Feuille1.A41:Feuille1.YW120 Feuille1.A33:Feuille1.BU38 Feuille1.BV32:Feuille1.YW38 Feuille1.BV31:Feuille1.YW31 Feuille1.BS39:Feuille1.YW40 Feuille1.A39:Feuille1.BR40 Feuille1.A23:Feuille1.L32 Feuille1.M23:Feuille1.YW30 Feuille1.M31:Feuille1.BU32">
            <calcext:condition calcext:apply-style-name="noir" calcext:value="=1" calcext:base-cell-address="Feuille1.A1"/>
            <calcext:condition calcext:apply-style-name="rouge" calcext:value="=2" calcext:base-cell-address="Feuille1.A1"/>
            <calcext:condition calcext:apply-style-name="jaune" calcext:value="=3" calcext:base-cell-address="Feuille1.A1"/>
            <calcext:condition calcext:apply-style-name="bleu" calcext:value="=4" calcext:base-cell-address="Feuille1.A1"/>
            <calcext:condition calcext:apply-style-name="vert" calcext:value="=5" calcext:base-cell-address="Feuille1.A1"/>
            <calcext:condition calcext:apply-style-name="violet" calcext:value="=6" calcext:base-cell-address="Feuille1.A1"/>
            <calcext:condition calcext:apply-style-name="rose" calcext:value="=7" calcext:base-cell-address="Feuille1.A1"/>
            <calcext:condition calcext:apply-style-name="marron" calcext:value="=8" calcext:base-cell-address="Feuille1.A1"/>
            <calcext:condition calcext:apply-style-name="cyan" calcext:value="=9" calcext:base-cell-address="Feuille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ir" style:family="table-cell" style:parent-style-name="Default">
      <style:table-cell-properties fo:background-color="#000000"/>
    </style:style>
    <style:style style:name="Sans_20_nom1" style:display-name="Sans nom1" style:family="table-cell" style:parent-style-name="Default">
      <style:table-cell-properties fo:background-color="#ff0000"/>
    </style:style>
    <style:style style:name="jaune" style:family="table-cell" style:parent-style-name="Default">
      <style:table-cell-properties fo:background-color="#ffff00"/>
    </style:style>
    <style:style style:name="bleu" style:family="table-cell" style:parent-style-name="Default">
      <style:table-cell-properties fo:background-color="#2a6099"/>
    </style:style>
    <style:style style:name="vert" style:family="table-cell" style:parent-style-name="Default">
      <style:table-cell-properties fo:background-color="#bbe33d"/>
    </style:style>
    <style:style style:name="violet" style:family="table-cell" style:parent-style-name="Default">
      <style:table-cell-properties fo:background-color="#800080"/>
    </style:style>
    <style:style style:name="rose" style:family="table-cell" style:parent-style-name="Default">
      <style:table-cell-properties fo:background-color="#ffa6a6"/>
    </style:style>
    <style:style style:name="marron" style:family="table-cell" style:parent-style-name="Default">
      <style:table-cell-properties fo:background-color="#813709"/>
    </style:style>
    <style:style style:name="cyan" style:family="table-cell" style:parent-style-name="Default">
      <style:table-cell-properties fo:background-color="#b4c7dc"/>
    </style:style>
    <style:style style:name="rouge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/00/0000</text:date>, <text:time style:data-style-name="N2" text:time-value="13:54:59.3851153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38:09.270923362</meta:creation-date>
    <dc:date>2023-09-21T13:56:09.886385737</dc:date>
    <meta:editing-duration>PT4H21M16S</meta:editing-duration>
    <meta:editing-cycles>35</meta:editing-cycles>
    <meta:generator>LibreOffice/7.6.1.2$MacOSX_AARCH64 LibreOffice_project/f5defcebd022c5bc36bbb79be232cb6926d8f674</meta:generator>
    <meta:document-statistic meta:table-count="1" meta:cell-count="16353" meta:object-count="0"/>
  </office:meta>
</office:document-meta>
</file>